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of="urn:oasis:names:tc:opendocument:xmlns:of:1.2" xmlns:ooo="http://openoffice.org/2004/office" xmlns:ooow="http://openoffice.org/2004/writer" xmlns:oooc="http://openoffice.org/2004/calc" xmlns:calcext="urn:org:documentfoundation:names:experimental:calc:xmlns:calcext:1.0" office:version="1.3">
  <office:scripts/>
  <office:automatic-styles/>
  <office:body>
    <office:spreadsheet>
      <table:table table:name="README">
        <table:table-row>
          <table:table-cell office:value-type="string">
            <text:p>dosh spreadsheet prototype</text:p>
          </table:table-cell>
          <table:table-cell table:number-columns-repeated="7"/>
        </table:table-row>
        <table:table-row>
          <table:table-cell office:value-type="string">
            <text:p/>
          </table:table-cell>
          <table:table-cell table:number-columns-repeated="7"/>
        </table:table-row>
        <table:table-row>
          <table:table-cell office:value-type="string">
            <text:p>What it does</text:p>
          </table:table-cell>
          <table:table-cell table:number-columns-repeated="7"/>
        </table:table-row>
        <table:table-row>
          <table:table-cell office:value-type="string">
            <text:p>- Add people on the People sheet</text:p>
          </table:table-cell>
          <table:table-cell table:number-columns-repeated="7"/>
        </table:table-row>
        <table:table-row>
          <table:table-cell office:value-type="string">
            <text:p>- Add expenses on the Expenses sheet</text:p>
          </table:table-cell>
          <table:table-cell table:number-columns-repeated="7"/>
        </table:table-row>
        <table:table-row>
          <table:table-cell office:value-type="string">
            <text:p>- Balances update automatically</text:p>
          </table:table-cell>
          <table:table-cell table:number-columns-repeated="7"/>
        </table:table-row>
        <table:table-row>
          <table:table-cell office:value-type="string">
            <text:p>- Suggested transfers are shown on the Transfers sheet</text:p>
          </table:table-cell>
          <table:table-cell table:number-columns-repeated="7"/>
        </table:table-row>
        <table:table-row>
          <table:table-cell office:value-type="string">
            <text:p/>
          </table:table-cell>
          <table:table-cell table:number-columns-repeated="7"/>
        </table:table-row>
        <table:table-row>
          <table:table-cell office:value-type="string">
            <text:p>How to fill expenses</text:p>
          </table:table-cell>
          <table:table-cell table:number-columns-repeated="7"/>
        </table:table-row>
        <table:table-row>
          <table:table-cell office:value-type="string">
            <text:p>- Amount is a normal decimal amount, e.g. 249.90</text:p>
          </table:table-cell>
          <table:table-cell table:number-columns-repeated="7"/>
        </table:table-row>
        <table:table-row>
          <table:table-cell office:value-type="string">
            <text:p>- Paid By must match a person name from People</text:p>
          </table:table-cell>
          <table:table-cell table:number-columns-repeated="7"/>
        </table:table-row>
        <table:table-row>
          <table:table-cell office:value-type="string">
            <text:p>- Up to 4 split participants per expense row</text:p>
          </table:table-cell>
          <table:table-cell table:number-columns-repeated="7"/>
        </table:table-row>
        <table:table-row>
          <table:table-cell office:value-type="string">
            <text:p>- Weights default to 1 for equal split</text:p>
          </table:table-cell>
          <table:table-cell table:number-columns-repeated="7"/>
        </table:table-row>
        <table:table-row>
          <table:table-cell office:value-type="string">
            <text:p>- Leave unused participant/weight pairs blank</text:p>
          </table:table-cell>
          <table:table-cell table:number-columns-repeated="7"/>
        </table:table-row>
        <table:table-row>
          <table:table-cell office:value-type="string">
            <text:p/>
          </table:table-cell>
          <table:table-cell table:number-columns-repeated="7"/>
        </table:table-row>
        <table:table-row>
          <table:table-cell office:value-type="string">
            <text:p>Limitations</text:p>
          </table:table-cell>
          <table:table-cell table:number-columns-repeated="7"/>
        </table:table-row>
        <table:table-row>
          <table:table-cell office:value-type="string">
            <text:p>- Spreadsheet version is a template, not realtime</text:p>
          </table:table-cell>
          <table:table-cell table:number-columns-repeated="7"/>
        </table:table-row>
        <table:table-row>
          <table:table-cell office:value-type="string">
            <text:p>- Suggested transfers are proportional, not perfectly minimal</text:p>
          </table:table-cell>
          <table:table-cell table:number-columns-repeated="7"/>
        </table:table-row>
        <table:table-row>
          <table:table-cell office:value-type="string">
            <text:p>- Supports up to 20 people and 200 expenses in this template</text:p>
          </table:table-cell>
          <table:table-cell table:number-columns-repeated="7"/>
        </table:table-row>
      </table:table>
      <table:table table:name="People">
        <table:table-row>
          <table:table-cell office:value-type="string">
            <text:p>Person</text:p>
          </table:table-cell>
        </table:table-row>
        <table:table-row>
          <table:table-cell table:formula="of:=IF(LEN([.A2])&gt;0;[.A2];&quot;&quot;)" office:value-type="string" office:string-value="">
            <text:p/>
          </table:table-cell>
        </table:table-row>
        <table:table-row>
          <table:table-cell table:formula="of:=IF(LEN([.A3])&gt;0;[.A3];&quot;&quot;)" office:value-type="string" office:string-value="">
            <text:p/>
          </table:table-cell>
        </table:table-row>
        <table:table-row>
          <table:table-cell table:formula="of:=IF(LEN([.A4])&gt;0;[.A4];&quot;&quot;)" office:value-type="string" office:string-value="">
            <text:p/>
          </table:table-cell>
        </table:table-row>
        <table:table-row>
          <table:table-cell table:formula="of:=IF(LEN([.A5])&gt;0;[.A5];&quot;&quot;)" office:value-type="string" office:string-value="">
            <text:p/>
          </table:table-cell>
        </table:table-row>
        <table:table-row>
          <table:table-cell table:formula="of:=IF(LEN([.A6])&gt;0;[.A6];&quot;&quot;)" office:value-type="string" office:string-value="">
            <text:p/>
          </table:table-cell>
        </table:table-row>
        <table:table-row>
          <table:table-cell table:formula="of:=IF(LEN([.A7])&gt;0;[.A7];&quot;&quot;)" office:value-type="string" office:string-value="">
            <text:p/>
          </table:table-cell>
        </table:table-row>
        <table:table-row>
          <table:table-cell table:formula="of:=IF(LEN([.A8])&gt;0;[.A8];&quot;&quot;)" office:value-type="string" office:string-value="">
            <text:p/>
          </table:table-cell>
        </table:table-row>
        <table:table-row>
          <table:table-cell table:formula="of:=IF(LEN([.A9])&gt;0;[.A9];&quot;&quot;)" office:value-type="string" office:string-value="">
            <text:p/>
          </table:table-cell>
        </table:table-row>
        <table:table-row>
          <table:table-cell table:formula="of:=IF(LEN([.A10])&gt;0;[.A10];&quot;&quot;)" office:value-type="string" office:string-value="">
            <text:p/>
          </table:table-cell>
        </table:table-row>
        <table:table-row>
          <table:table-cell table:formula="of:=IF(LEN([.A11])&gt;0;[.A11];&quot;&quot;)" office:value-type="string" office:string-value="">
            <text:p/>
          </table:table-cell>
        </table:table-row>
        <table:table-row>
          <table:table-cell table:formula="of:=IF(LEN([.A12])&gt;0;[.A12];&quot;&quot;)" office:value-type="string" office:string-value="">
            <text:p/>
          </table:table-cell>
        </table:table-row>
        <table:table-row>
          <table:table-cell table:formula="of:=IF(LEN([.A13])&gt;0;[.A13];&quot;&quot;)" office:value-type="string" office:string-value="">
            <text:p/>
          </table:table-cell>
        </table:table-row>
        <table:table-row>
          <table:table-cell table:formula="of:=IF(LEN([.A14])&gt;0;[.A14];&quot;&quot;)" office:value-type="string" office:string-value="">
            <text:p/>
          </table:table-cell>
        </table:table-row>
        <table:table-row>
          <table:table-cell table:formula="of:=IF(LEN([.A15])&gt;0;[.A15];&quot;&quot;)" office:value-type="string" office:string-value="">
            <text:p/>
          </table:table-cell>
        </table:table-row>
        <table:table-row>
          <table:table-cell table:formula="of:=IF(LEN([.A16])&gt;0;[.A16];&quot;&quot;)" office:value-type="string" office:string-value="">
            <text:p/>
          </table:table-cell>
        </table:table-row>
        <table:table-row>
          <table:table-cell table:formula="of:=IF(LEN([.A17])&gt;0;[.A17];&quot;&quot;)" office:value-type="string" office:string-value="">
            <text:p/>
          </table:table-cell>
        </table:table-row>
        <table:table-row>
          <table:table-cell table:formula="of:=IF(LEN([.A18])&gt;0;[.A18];&quot;&quot;)" office:value-type="string" office:string-value="">
            <text:p/>
          </table:table-cell>
        </table:table-row>
        <table:table-row>
          <table:table-cell table:formula="of:=IF(LEN([.A19])&gt;0;[.A19];&quot;&quot;)" office:value-type="string" office:string-value="">
            <text:p/>
          </table:table-cell>
        </table:table-row>
        <table:table-row>
          <table:table-cell table:formula="of:=IF(LEN([.A20])&gt;0;[.A20];&quot;&quot;)" office:value-type="string" office:string-value="">
            <text:p/>
          </table:table-cell>
        </table:table-row>
        <table:table-row>
          <table:table-cell table:formula="of:=IF(LEN([.A21])&gt;0;[.A21];&quot;&quot;)" office:value-type="string" office:string-value="">
            <text:p/>
          </table:table-cell>
        </table:table-row>
      </table:table>
      <table:table table:name="Expenses">
        <table:table-row>
          <table:table-cell office:value-type="string">
            <text:p>Description</text:p>
          </table:table-cell>
          <table:table-cell office:value-type="string">
            <text:p>Amount</text:p>
          </table:table-cell>
          <table:table-cell office:value-type="string">
            <text:p>Paid By</text:p>
          </table:table-cell>
          <table:table-cell office:value-type="string">
            <text:p>Participant 1</text:p>
          </table:table-cell>
          <table:table-cell office:value-type="string">
            <text:p>Weight 1</text:p>
          </table:table-cell>
          <table:table-cell office:value-type="string">
            <text:p>Participant 2</text:p>
          </table:table-cell>
          <table:table-cell office:value-type="string">
            <text:p>Weight 2</text:p>
          </table:table-cell>
          <table:table-cell office:value-type="string">
            <text:p>Participant 3</text:p>
          </table:table-cell>
          <table:table-cell office:value-type="string">
            <text:p>Weight 3</text:p>
          </table:table-cell>
          <table:table-cell office:value-type="string">
            <text:p>Participant 4</text:p>
          </table:table-cell>
          <table:table-cell office:value-type="string">
            <text:p>Weight 4</text:p>
          </table:table-cell>
          <table:table-cell office:value-type="string">
            <text:p>Total Weight</text:p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])=0;0;N([.E2])+N([.G2])+N([.I2])+N([.K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])=0;0;N([.E3])+N([.G3])+N([.I3])+N([.K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])=0;0;N([.E4])+N([.G4])+N([.I4])+N([.K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])=0;0;N([.E5])+N([.G5])+N([.I5])+N([.K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])=0;0;N([.E6])+N([.G6])+N([.I6])+N([.K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])=0;0;N([.E7])+N([.G7])+N([.I7])+N([.K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])=0;0;N([.E8])+N([.G8])+N([.I8])+N([.K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])=0;0;N([.E9])+N([.G9])+N([.I9])+N([.K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])=0;0;N([.E10])+N([.G10])+N([.I10])+N([.K1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])=0;0;N([.E11])+N([.G11])+N([.I11])+N([.K1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])=0;0;N([.E12])+N([.G12])+N([.I12])+N([.K1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])=0;0;N([.E13])+N([.G13])+N([.I13])+N([.K1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])=0;0;N([.E14])+N([.G14])+N([.I14])+N([.K1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])=0;0;N([.E15])+N([.G15])+N([.I15])+N([.K1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])=0;0;N([.E16])+N([.G16])+N([.I16])+N([.K1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])=0;0;N([.E17])+N([.G17])+N([.I17])+N([.K1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])=0;0;N([.E18])+N([.G18])+N([.I18])+N([.K1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])=0;0;N([.E19])+N([.G19])+N([.I19])+N([.K1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0])=0;0;N([.E20])+N([.G20])+N([.I20])+N([.K2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1])=0;0;N([.E21])+N([.G21])+N([.I21])+N([.K2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2])=0;0;N([.E22])+N([.G22])+N([.I22])+N([.K2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3])=0;0;N([.E23])+N([.G23])+N([.I23])+N([.K2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4])=0;0;N([.E24])+N([.G24])+N([.I24])+N([.K2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5])=0;0;N([.E25])+N([.G25])+N([.I25])+N([.K2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6])=0;0;N([.E26])+N([.G26])+N([.I26])+N([.K2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7])=0;0;N([.E27])+N([.G27])+N([.I27])+N([.K2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8])=0;0;N([.E28])+N([.G28])+N([.I28])+N([.K2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9])=0;0;N([.E29])+N([.G29])+N([.I29])+N([.K2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0])=0;0;N([.E30])+N([.G30])+N([.I30])+N([.K3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1])=0;0;N([.E31])+N([.G31])+N([.I31])+N([.K3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2])=0;0;N([.E32])+N([.G32])+N([.I32])+N([.K3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3])=0;0;N([.E33])+N([.G33])+N([.I33])+N([.K3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4])=0;0;N([.E34])+N([.G34])+N([.I34])+N([.K3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5])=0;0;N([.E35])+N([.G35])+N([.I35])+N([.K3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6])=0;0;N([.E36])+N([.G36])+N([.I36])+N([.K3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7])=0;0;N([.E37])+N([.G37])+N([.I37])+N([.K3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8])=0;0;N([.E38])+N([.G38])+N([.I38])+N([.K3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39])=0;0;N([.E39])+N([.G39])+N([.I39])+N([.K3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0])=0;0;N([.E40])+N([.G40])+N([.I40])+N([.K4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1])=0;0;N([.E41])+N([.G41])+N([.I41])+N([.K4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2])=0;0;N([.E42])+N([.G42])+N([.I42])+N([.K4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3])=0;0;N([.E43])+N([.G43])+N([.I43])+N([.K4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4])=0;0;N([.E44])+N([.G44])+N([.I44])+N([.K4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5])=0;0;N([.E45])+N([.G45])+N([.I45])+N([.K4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6])=0;0;N([.E46])+N([.G46])+N([.I46])+N([.K4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7])=0;0;N([.E47])+N([.G47])+N([.I47])+N([.K4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8])=0;0;N([.E48])+N([.G48])+N([.I48])+N([.K4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49])=0;0;N([.E49])+N([.G49])+N([.I49])+N([.K4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0])=0;0;N([.E50])+N([.G50])+N([.I50])+N([.K5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1])=0;0;N([.E51])+N([.G51])+N([.I51])+N([.K5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2])=0;0;N([.E52])+N([.G52])+N([.I52])+N([.K5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3])=0;0;N([.E53])+N([.G53])+N([.I53])+N([.K5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4])=0;0;N([.E54])+N([.G54])+N([.I54])+N([.K5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5])=0;0;N([.E55])+N([.G55])+N([.I55])+N([.K5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6])=0;0;N([.E56])+N([.G56])+N([.I56])+N([.K5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7])=0;0;N([.E57])+N([.G57])+N([.I57])+N([.K5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8])=0;0;N([.E58])+N([.G58])+N([.I58])+N([.K5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59])=0;0;N([.E59])+N([.G59])+N([.I59])+N([.K5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0])=0;0;N([.E60])+N([.G60])+N([.I60])+N([.K6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1])=0;0;N([.E61])+N([.G61])+N([.I61])+N([.K6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2])=0;0;N([.E62])+N([.G62])+N([.I62])+N([.K6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3])=0;0;N([.E63])+N([.G63])+N([.I63])+N([.K6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4])=0;0;N([.E64])+N([.G64])+N([.I64])+N([.K6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5])=0;0;N([.E65])+N([.G65])+N([.I65])+N([.K6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6])=0;0;N([.E66])+N([.G66])+N([.I66])+N([.K6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7])=0;0;N([.E67])+N([.G67])+N([.I67])+N([.K6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8])=0;0;N([.E68])+N([.G68])+N([.I68])+N([.K6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69])=0;0;N([.E69])+N([.G69])+N([.I69])+N([.K6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0])=0;0;N([.E70])+N([.G70])+N([.I70])+N([.K7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1])=0;0;N([.E71])+N([.G71])+N([.I71])+N([.K7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2])=0;0;N([.E72])+N([.G72])+N([.I72])+N([.K7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3])=0;0;N([.E73])+N([.G73])+N([.I73])+N([.K7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4])=0;0;N([.E74])+N([.G74])+N([.I74])+N([.K7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5])=0;0;N([.E75])+N([.G75])+N([.I75])+N([.K7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6])=0;0;N([.E76])+N([.G76])+N([.I76])+N([.K7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7])=0;0;N([.E77])+N([.G77])+N([.I77])+N([.K7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8])=0;0;N([.E78])+N([.G78])+N([.I78])+N([.K7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79])=0;0;N([.E79])+N([.G79])+N([.I79])+N([.K7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0])=0;0;N([.E80])+N([.G80])+N([.I80])+N([.K8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1])=0;0;N([.E81])+N([.G81])+N([.I81])+N([.K8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2])=0;0;N([.E82])+N([.G82])+N([.I82])+N([.K8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3])=0;0;N([.E83])+N([.G83])+N([.I83])+N([.K8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4])=0;0;N([.E84])+N([.G84])+N([.I84])+N([.K8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5])=0;0;N([.E85])+N([.G85])+N([.I85])+N([.K8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6])=0;0;N([.E86])+N([.G86])+N([.I86])+N([.K8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7])=0;0;N([.E87])+N([.G87])+N([.I87])+N([.K8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8])=0;0;N([.E88])+N([.G88])+N([.I88])+N([.K8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89])=0;0;N([.E89])+N([.G89])+N([.I89])+N([.K8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0])=0;0;N([.E90])+N([.G90])+N([.I90])+N([.K9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1])=0;0;N([.E91])+N([.G91])+N([.I91])+N([.K9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2])=0;0;N([.E92])+N([.G92])+N([.I92])+N([.K9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3])=0;0;N([.E93])+N([.G93])+N([.I93])+N([.K9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4])=0;0;N([.E94])+N([.G94])+N([.I94])+N([.K9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5])=0;0;N([.E95])+N([.G95])+N([.I95])+N([.K9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6])=0;0;N([.E96])+N([.G96])+N([.I96])+N([.K9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7])=0;0;N([.E97])+N([.G97])+N([.I97])+N([.K9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8])=0;0;N([.E98])+N([.G98])+N([.I98])+N([.K9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99])=0;0;N([.E99])+N([.G99])+N([.I99])+N([.K9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0])=0;0;N([.E100])+N([.G100])+N([.I100])+N([.K10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1])=0;0;N([.E101])+N([.G101])+N([.I101])+N([.K10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2])=0;0;N([.E102])+N([.G102])+N([.I102])+N([.K10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3])=0;0;N([.E103])+N([.G103])+N([.I103])+N([.K10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4])=0;0;N([.E104])+N([.G104])+N([.I104])+N([.K10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5])=0;0;N([.E105])+N([.G105])+N([.I105])+N([.K10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6])=0;0;N([.E106])+N([.G106])+N([.I106])+N([.K10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7])=0;0;N([.E107])+N([.G107])+N([.I107])+N([.K10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8])=0;0;N([.E108])+N([.G108])+N([.I108])+N([.K10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09])=0;0;N([.E109])+N([.G109])+N([.I109])+N([.K10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0])=0;0;N([.E110])+N([.G110])+N([.I110])+N([.K11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1])=0;0;N([.E111])+N([.G111])+N([.I111])+N([.K11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2])=0;0;N([.E112])+N([.G112])+N([.I112])+N([.K11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3])=0;0;N([.E113])+N([.G113])+N([.I113])+N([.K11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4])=0;0;N([.E114])+N([.G114])+N([.I114])+N([.K11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5])=0;0;N([.E115])+N([.G115])+N([.I115])+N([.K11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6])=0;0;N([.E116])+N([.G116])+N([.I116])+N([.K11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7])=0;0;N([.E117])+N([.G117])+N([.I117])+N([.K11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8])=0;0;N([.E118])+N([.G118])+N([.I118])+N([.K11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19])=0;0;N([.E119])+N([.G119])+N([.I119])+N([.K11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0])=0;0;N([.E120])+N([.G120])+N([.I120])+N([.K12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1])=0;0;N([.E121])+N([.G121])+N([.I121])+N([.K12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2])=0;0;N([.E122])+N([.G122])+N([.I122])+N([.K12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3])=0;0;N([.E123])+N([.G123])+N([.I123])+N([.K12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4])=0;0;N([.E124])+N([.G124])+N([.I124])+N([.K12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5])=0;0;N([.E125])+N([.G125])+N([.I125])+N([.K12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6])=0;0;N([.E126])+N([.G126])+N([.I126])+N([.K12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7])=0;0;N([.E127])+N([.G127])+N([.I127])+N([.K12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8])=0;0;N([.E128])+N([.G128])+N([.I128])+N([.K12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29])=0;0;N([.E129])+N([.G129])+N([.I129])+N([.K12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0])=0;0;N([.E130])+N([.G130])+N([.I130])+N([.K13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1])=0;0;N([.E131])+N([.G131])+N([.I131])+N([.K13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2])=0;0;N([.E132])+N([.G132])+N([.I132])+N([.K13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3])=0;0;N([.E133])+N([.G133])+N([.I133])+N([.K13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4])=0;0;N([.E134])+N([.G134])+N([.I134])+N([.K13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5])=0;0;N([.E135])+N([.G135])+N([.I135])+N([.K13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6])=0;0;N([.E136])+N([.G136])+N([.I136])+N([.K13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7])=0;0;N([.E137])+N([.G137])+N([.I137])+N([.K13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8])=0;0;N([.E138])+N([.G138])+N([.I138])+N([.K13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39])=0;0;N([.E139])+N([.G139])+N([.I139])+N([.K13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0])=0;0;N([.E140])+N([.G140])+N([.I140])+N([.K14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1])=0;0;N([.E141])+N([.G141])+N([.I141])+N([.K14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2])=0;0;N([.E142])+N([.G142])+N([.I142])+N([.K14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3])=0;0;N([.E143])+N([.G143])+N([.I143])+N([.K14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4])=0;0;N([.E144])+N([.G144])+N([.I144])+N([.K14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5])=0;0;N([.E145])+N([.G145])+N([.I145])+N([.K14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6])=0;0;N([.E146])+N([.G146])+N([.I146])+N([.K14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7])=0;0;N([.E147])+N([.G147])+N([.I147])+N([.K14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8])=0;0;N([.E148])+N([.G148])+N([.I148])+N([.K14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49])=0;0;N([.E149])+N([.G149])+N([.I149])+N([.K14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0])=0;0;N([.E150])+N([.G150])+N([.I150])+N([.K15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1])=0;0;N([.E151])+N([.G151])+N([.I151])+N([.K15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2])=0;0;N([.E152])+N([.G152])+N([.I152])+N([.K15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3])=0;0;N([.E153])+N([.G153])+N([.I153])+N([.K15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4])=0;0;N([.E154])+N([.G154])+N([.I154])+N([.K15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5])=0;0;N([.E155])+N([.G155])+N([.I155])+N([.K15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6])=0;0;N([.E156])+N([.G156])+N([.I156])+N([.K15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7])=0;0;N([.E157])+N([.G157])+N([.I157])+N([.K15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8])=0;0;N([.E158])+N([.G158])+N([.I158])+N([.K15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59])=0;0;N([.E159])+N([.G159])+N([.I159])+N([.K15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0])=0;0;N([.E160])+N([.G160])+N([.I160])+N([.K16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1])=0;0;N([.E161])+N([.G161])+N([.I161])+N([.K16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2])=0;0;N([.E162])+N([.G162])+N([.I162])+N([.K16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3])=0;0;N([.E163])+N([.G163])+N([.I163])+N([.K16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4])=0;0;N([.E164])+N([.G164])+N([.I164])+N([.K16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5])=0;0;N([.E165])+N([.G165])+N([.I165])+N([.K16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6])=0;0;N([.E166])+N([.G166])+N([.I166])+N([.K16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7])=0;0;N([.E167])+N([.G167])+N([.I167])+N([.K16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8])=0;0;N([.E168])+N([.G168])+N([.I168])+N([.K16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69])=0;0;N([.E169])+N([.G169])+N([.I169])+N([.K16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0])=0;0;N([.E170])+N([.G170])+N([.I170])+N([.K17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1])=0;0;N([.E171])+N([.G171])+N([.I171])+N([.K17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2])=0;0;N([.E172])+N([.G172])+N([.I172])+N([.K17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3])=0;0;N([.E173])+N([.G173])+N([.I173])+N([.K17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4])=0;0;N([.E174])+N([.G174])+N([.I174])+N([.K17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5])=0;0;N([.E175])+N([.G175])+N([.I175])+N([.K17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6])=0;0;N([.E176])+N([.G176])+N([.I176])+N([.K17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7])=0;0;N([.E177])+N([.G177])+N([.I177])+N([.K17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8])=0;0;N([.E178])+N([.G178])+N([.I178])+N([.K17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79])=0;0;N([.E179])+N([.G179])+N([.I179])+N([.K17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0])=0;0;N([.E180])+N([.G180])+N([.I180])+N([.K18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1])=0;0;N([.E181])+N([.G181])+N([.I181])+N([.K18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2])=0;0;N([.E182])+N([.G182])+N([.I182])+N([.K18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3])=0;0;N([.E183])+N([.G183])+N([.I183])+N([.K18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4])=0;0;N([.E184])+N([.G184])+N([.I184])+N([.K18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5])=0;0;N([.E185])+N([.G185])+N([.I185])+N([.K18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6])=0;0;N([.E186])+N([.G186])+N([.I186])+N([.K18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7])=0;0;N([.E187])+N([.G187])+N([.I187])+N([.K18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8])=0;0;N([.E188])+N([.G188])+N([.I188])+N([.K18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89])=0;0;N([.E189])+N([.G189])+N([.I189])+N([.K18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0])=0;0;N([.E190])+N([.G190])+N([.I190])+N([.K19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1])=0;0;N([.E191])+N([.G191])+N([.I191])+N([.K191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2])=0;0;N([.E192])+N([.G192])+N([.I192])+N([.K192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3])=0;0;N([.E193])+N([.G193])+N([.I193])+N([.K193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4])=0;0;N([.E194])+N([.G194])+N([.I194])+N([.K194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5])=0;0;N([.E195])+N([.G195])+N([.I195])+N([.K195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6])=0;0;N([.E196])+N([.G196])+N([.I196])+N([.K196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7])=0;0;N([.E197])+N([.G197])+N([.I197])+N([.K197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8])=0;0;N([.E198])+N([.G198])+N([.I198])+N([.K198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199])=0;0;N([.E199])+N([.G199])+N([.I199])+N([.K199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00])=0;0;N([.E200])+N([.G200])+N([.I200])+N([.K200]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table:formula="of:=IF(LEN([.C201])=0;0;N([.E201])+N([.G201])+N([.I201])+N([.K201]))" office:value-type="float" office:value="0">
            <text:p/>
          </table:table-cell>
        </table:table-row>
      </table:table>
      <table:table table:name="Balances">
        <table:table-row>
          <table:table-cell office:value-type="string">
            <text:p>Person</text:p>
          </table:table-cell>
          <table:table-cell office:value-type="string">
            <text:p>Paid</text:p>
          </table:table-cell>
          <table:table-cell office:value-type="string">
            <text:p>Owes</text:p>
          </table:table-cell>
          <table:table-cell office:value-type="string">
            <text:p>Net</text:p>
          </table:table-cell>
        </table:table-row>
        <table:table-row>
          <table:table-cell table:formula="of:=People.A2" office:value-type="string" office:string-value="">
            <text:p/>
          </table:table-cell>
          <table:table-cell table:formula="of:=IF(LEN([.A2])=0;0;SUMIF(Expenses.C$2:C$201;[.A2];Expenses.B$2:B$201))" office:value-type="float" office:value="0">
            <text:p/>
          </table:table-cell>
          <table:table-cell table:formula="of:=IF(LEN([.A2])=0;0;SUMPRODUCT((Expenses.D$2:D$201=[.A2])*(Expenses.B$2:B$201)*(Expenses.E$2:E$201)/IF(Expenses.L$2:L$201=0;1;Expenses.L$2:L$201))+SUMPRODUCT((Expenses.F$2:F$201=[.A2])*(Expenses.B$2:B$201)*(Expenses.G$2:G$201)/IF(Expenses.L$2:L$201=0;1;Expenses.L$2:L$201))+SUMPRODUCT((Expenses.H$2:H$201=[.A2])*(Expenses.B$2:B$201)*(Expenses.I$2:I$201)/IF(Expenses.L$2:L$201=0;1;Expenses.L$2:L$201))+SUMPRODUCT((Expenses.J$2:J$201=[.A2])*(Expenses.B$2:B$201)*(Expenses.K$2:K$201)/IF(Expenses.L$2:L$201=0;1;Expenses.L$2:L$201)))" office:value-type="float" office:value="0">
            <text:p/>
          </table:table-cell>
          <table:table-cell table:formula="of:=IF(LEN([.A2])=0;0;[.B2]-[.C2])" office:value-type="float" office:value="0">
            <text:p/>
          </table:table-cell>
        </table:table-row>
        <table:table-row>
          <table:table-cell table:formula="of:=People.A3" office:value-type="string" office:string-value="">
            <text:p/>
          </table:table-cell>
          <table:table-cell table:formula="of:=IF(LEN([.A3])=0;0;SUMIF(Expenses.C$2:C$201;[.A3];Expenses.B$2:B$201))" office:value-type="float" office:value="0">
            <text:p/>
          </table:table-cell>
          <table:table-cell table:formula="of:=IF(LEN([.A3])=0;0;SUMPRODUCT((Expenses.D$2:D$201=[.A3])*(Expenses.B$2:B$201)*(Expenses.E$2:E$201)/IF(Expenses.L$2:L$201=0;1;Expenses.L$2:L$201))+SUMPRODUCT((Expenses.F$2:F$201=[.A3])*(Expenses.B$2:B$201)*(Expenses.G$2:G$201)/IF(Expenses.L$2:L$201=0;1;Expenses.L$2:L$201))+SUMPRODUCT((Expenses.H$2:H$201=[.A3])*(Expenses.B$2:B$201)*(Expenses.I$2:I$201)/IF(Expenses.L$2:L$201=0;1;Expenses.L$2:L$201))+SUMPRODUCT((Expenses.J$2:J$201=[.A3])*(Expenses.B$2:B$201)*(Expenses.K$2:K$201)/IF(Expenses.L$2:L$201=0;1;Expenses.L$2:L$201)))" office:value-type="float" office:value="0">
            <text:p/>
          </table:table-cell>
          <table:table-cell table:formula="of:=IF(LEN([.A3])=0;0;[.B3]-[.C3])" office:value-type="float" office:value="0">
            <text:p/>
          </table:table-cell>
        </table:table-row>
        <table:table-row>
          <table:table-cell table:formula="of:=People.A4" office:value-type="string" office:string-value="">
            <text:p/>
          </table:table-cell>
          <table:table-cell table:formula="of:=IF(LEN([.A4])=0;0;SUMIF(Expenses.C$2:C$201;[.A4];Expenses.B$2:B$201))" office:value-type="float" office:value="0">
            <text:p/>
          </table:table-cell>
          <table:table-cell table:formula="of:=IF(LEN([.A4])=0;0;SUMPRODUCT((Expenses.D$2:D$201=[.A4])*(Expenses.B$2:B$201)*(Expenses.E$2:E$201)/IF(Expenses.L$2:L$201=0;1;Expenses.L$2:L$201))+SUMPRODUCT((Expenses.F$2:F$201=[.A4])*(Expenses.B$2:B$201)*(Expenses.G$2:G$201)/IF(Expenses.L$2:L$201=0;1;Expenses.L$2:L$201))+SUMPRODUCT((Expenses.H$2:H$201=[.A4])*(Expenses.B$2:B$201)*(Expenses.I$2:I$201)/IF(Expenses.L$2:L$201=0;1;Expenses.L$2:L$201))+SUMPRODUCT((Expenses.J$2:J$201=[.A4])*(Expenses.B$2:B$201)*(Expenses.K$2:K$201)/IF(Expenses.L$2:L$201=0;1;Expenses.L$2:L$201)))" office:value-type="float" office:value="0">
            <text:p/>
          </table:table-cell>
          <table:table-cell table:formula="of:=IF(LEN([.A4])=0;0;[.B4]-[.C4])" office:value-type="float" office:value="0">
            <text:p/>
          </table:table-cell>
        </table:table-row>
        <table:table-row>
          <table:table-cell table:formula="of:=People.A5" office:value-type="string" office:string-value="">
            <text:p/>
          </table:table-cell>
          <table:table-cell table:formula="of:=IF(LEN([.A5])=0;0;SUMIF(Expenses.C$2:C$201;[.A5];Expenses.B$2:B$201))" office:value-type="float" office:value="0">
            <text:p/>
          </table:table-cell>
          <table:table-cell table:formula="of:=IF(LEN([.A5])=0;0;SUMPRODUCT((Expenses.D$2:D$201=[.A5])*(Expenses.B$2:B$201)*(Expenses.E$2:E$201)/IF(Expenses.L$2:L$201=0;1;Expenses.L$2:L$201))+SUMPRODUCT((Expenses.F$2:F$201=[.A5])*(Expenses.B$2:B$201)*(Expenses.G$2:G$201)/IF(Expenses.L$2:L$201=0;1;Expenses.L$2:L$201))+SUMPRODUCT((Expenses.H$2:H$201=[.A5])*(Expenses.B$2:B$201)*(Expenses.I$2:I$201)/IF(Expenses.L$2:L$201=0;1;Expenses.L$2:L$201))+SUMPRODUCT((Expenses.J$2:J$201=[.A5])*(Expenses.B$2:B$201)*(Expenses.K$2:K$201)/IF(Expenses.L$2:L$201=0;1;Expenses.L$2:L$201)))" office:value-type="float" office:value="0">
            <text:p/>
          </table:table-cell>
          <table:table-cell table:formula="of:=IF(LEN([.A5])=0;0;[.B5]-[.C5])" office:value-type="float" office:value="0">
            <text:p/>
          </table:table-cell>
        </table:table-row>
        <table:table-row>
          <table:table-cell table:formula="of:=People.A6" office:value-type="string" office:string-value="">
            <text:p/>
          </table:table-cell>
          <table:table-cell table:formula="of:=IF(LEN([.A6])=0;0;SUMIF(Expenses.C$2:C$201;[.A6];Expenses.B$2:B$201))" office:value-type="float" office:value="0">
            <text:p/>
          </table:table-cell>
          <table:table-cell table:formula="of:=IF(LEN([.A6])=0;0;SUMPRODUCT((Expenses.D$2:D$201=[.A6])*(Expenses.B$2:B$201)*(Expenses.E$2:E$201)/IF(Expenses.L$2:L$201=0;1;Expenses.L$2:L$201))+SUMPRODUCT((Expenses.F$2:F$201=[.A6])*(Expenses.B$2:B$201)*(Expenses.G$2:G$201)/IF(Expenses.L$2:L$201=0;1;Expenses.L$2:L$201))+SUMPRODUCT((Expenses.H$2:H$201=[.A6])*(Expenses.B$2:B$201)*(Expenses.I$2:I$201)/IF(Expenses.L$2:L$201=0;1;Expenses.L$2:L$201))+SUMPRODUCT((Expenses.J$2:J$201=[.A6])*(Expenses.B$2:B$201)*(Expenses.K$2:K$201)/IF(Expenses.L$2:L$201=0;1;Expenses.L$2:L$201)))" office:value-type="float" office:value="0">
            <text:p/>
          </table:table-cell>
          <table:table-cell table:formula="of:=IF(LEN([.A6])=0;0;[.B6]-[.C6])" office:value-type="float" office:value="0">
            <text:p/>
          </table:table-cell>
        </table:table-row>
        <table:table-row>
          <table:table-cell table:formula="of:=People.A7" office:value-type="string" office:string-value="">
            <text:p/>
          </table:table-cell>
          <table:table-cell table:formula="of:=IF(LEN([.A7])=0;0;SUMIF(Expenses.C$2:C$201;[.A7];Expenses.B$2:B$201))" office:value-type="float" office:value="0">
            <text:p/>
          </table:table-cell>
          <table:table-cell table:formula="of:=IF(LEN([.A7])=0;0;SUMPRODUCT((Expenses.D$2:D$201=[.A7])*(Expenses.B$2:B$201)*(Expenses.E$2:E$201)/IF(Expenses.L$2:L$201=0;1;Expenses.L$2:L$201))+SUMPRODUCT((Expenses.F$2:F$201=[.A7])*(Expenses.B$2:B$201)*(Expenses.G$2:G$201)/IF(Expenses.L$2:L$201=0;1;Expenses.L$2:L$201))+SUMPRODUCT((Expenses.H$2:H$201=[.A7])*(Expenses.B$2:B$201)*(Expenses.I$2:I$201)/IF(Expenses.L$2:L$201=0;1;Expenses.L$2:L$201))+SUMPRODUCT((Expenses.J$2:J$201=[.A7])*(Expenses.B$2:B$201)*(Expenses.K$2:K$201)/IF(Expenses.L$2:L$201=0;1;Expenses.L$2:L$201)))" office:value-type="float" office:value="0">
            <text:p/>
          </table:table-cell>
          <table:table-cell table:formula="of:=IF(LEN([.A7])=0;0;[.B7]-[.C7])" office:value-type="float" office:value="0">
            <text:p/>
          </table:table-cell>
        </table:table-row>
        <table:table-row>
          <table:table-cell table:formula="of:=People.A8" office:value-type="string" office:string-value="">
            <text:p/>
          </table:table-cell>
          <table:table-cell table:formula="of:=IF(LEN([.A8])=0;0;SUMIF(Expenses.C$2:C$201;[.A8];Expenses.B$2:B$201))" office:value-type="float" office:value="0">
            <text:p/>
          </table:table-cell>
          <table:table-cell table:formula="of:=IF(LEN([.A8])=0;0;SUMPRODUCT((Expenses.D$2:D$201=[.A8])*(Expenses.B$2:B$201)*(Expenses.E$2:E$201)/IF(Expenses.L$2:L$201=0;1;Expenses.L$2:L$201))+SUMPRODUCT((Expenses.F$2:F$201=[.A8])*(Expenses.B$2:B$201)*(Expenses.G$2:G$201)/IF(Expenses.L$2:L$201=0;1;Expenses.L$2:L$201))+SUMPRODUCT((Expenses.H$2:H$201=[.A8])*(Expenses.B$2:B$201)*(Expenses.I$2:I$201)/IF(Expenses.L$2:L$201=0;1;Expenses.L$2:L$201))+SUMPRODUCT((Expenses.J$2:J$201=[.A8])*(Expenses.B$2:B$201)*(Expenses.K$2:K$201)/IF(Expenses.L$2:L$201=0;1;Expenses.L$2:L$201)))" office:value-type="float" office:value="0">
            <text:p/>
          </table:table-cell>
          <table:table-cell table:formula="of:=IF(LEN([.A8])=0;0;[.B8]-[.C8])" office:value-type="float" office:value="0">
            <text:p/>
          </table:table-cell>
        </table:table-row>
        <table:table-row>
          <table:table-cell table:formula="of:=People.A9" office:value-type="string" office:string-value="">
            <text:p/>
          </table:table-cell>
          <table:table-cell table:formula="of:=IF(LEN([.A9])=0;0;SUMIF(Expenses.C$2:C$201;[.A9];Expenses.B$2:B$201))" office:value-type="float" office:value="0">
            <text:p/>
          </table:table-cell>
          <table:table-cell table:formula="of:=IF(LEN([.A9])=0;0;SUMPRODUCT((Expenses.D$2:D$201=[.A9])*(Expenses.B$2:B$201)*(Expenses.E$2:E$201)/IF(Expenses.L$2:L$201=0;1;Expenses.L$2:L$201))+SUMPRODUCT((Expenses.F$2:F$201=[.A9])*(Expenses.B$2:B$201)*(Expenses.G$2:G$201)/IF(Expenses.L$2:L$201=0;1;Expenses.L$2:L$201))+SUMPRODUCT((Expenses.H$2:H$201=[.A9])*(Expenses.B$2:B$201)*(Expenses.I$2:I$201)/IF(Expenses.L$2:L$201=0;1;Expenses.L$2:L$201))+SUMPRODUCT((Expenses.J$2:J$201=[.A9])*(Expenses.B$2:B$201)*(Expenses.K$2:K$201)/IF(Expenses.L$2:L$201=0;1;Expenses.L$2:L$201)))" office:value-type="float" office:value="0">
            <text:p/>
          </table:table-cell>
          <table:table-cell table:formula="of:=IF(LEN([.A9])=0;0;[.B9]-[.C9])" office:value-type="float" office:value="0">
            <text:p/>
          </table:table-cell>
        </table:table-row>
        <table:table-row>
          <table:table-cell table:formula="of:=People.A10" office:value-type="string" office:string-value="">
            <text:p/>
          </table:table-cell>
          <table:table-cell table:formula="of:=IF(LEN([.A10])=0;0;SUMIF(Expenses.C$2:C$201;[.A10];Expenses.B$2:B$201))" office:value-type="float" office:value="0">
            <text:p/>
          </table:table-cell>
          <table:table-cell table:formula="of:=IF(LEN([.A10])=0;0;SUMPRODUCT((Expenses.D$2:D$201=[.A10])*(Expenses.B$2:B$201)*(Expenses.E$2:E$201)/IF(Expenses.L$2:L$201=0;1;Expenses.L$2:L$201))+SUMPRODUCT((Expenses.F$2:F$201=[.A10])*(Expenses.B$2:B$201)*(Expenses.G$2:G$201)/IF(Expenses.L$2:L$201=0;1;Expenses.L$2:L$201))+SUMPRODUCT((Expenses.H$2:H$201=[.A10])*(Expenses.B$2:B$201)*(Expenses.I$2:I$201)/IF(Expenses.L$2:L$201=0;1;Expenses.L$2:L$201))+SUMPRODUCT((Expenses.J$2:J$201=[.A10])*(Expenses.B$2:B$201)*(Expenses.K$2:K$201)/IF(Expenses.L$2:L$201=0;1;Expenses.L$2:L$201)))" office:value-type="float" office:value="0">
            <text:p/>
          </table:table-cell>
          <table:table-cell table:formula="of:=IF(LEN([.A10])=0;0;[.B10]-[.C10])" office:value-type="float" office:value="0">
            <text:p/>
          </table:table-cell>
        </table:table-row>
        <table:table-row>
          <table:table-cell table:formula="of:=People.A11" office:value-type="string" office:string-value="">
            <text:p/>
          </table:table-cell>
          <table:table-cell table:formula="of:=IF(LEN([.A11])=0;0;SUMIF(Expenses.C$2:C$201;[.A11];Expenses.B$2:B$201))" office:value-type="float" office:value="0">
            <text:p/>
          </table:table-cell>
          <table:table-cell table:formula="of:=IF(LEN([.A11])=0;0;SUMPRODUCT((Expenses.D$2:D$201=[.A11])*(Expenses.B$2:B$201)*(Expenses.E$2:E$201)/IF(Expenses.L$2:L$201=0;1;Expenses.L$2:L$201))+SUMPRODUCT((Expenses.F$2:F$201=[.A11])*(Expenses.B$2:B$201)*(Expenses.G$2:G$201)/IF(Expenses.L$2:L$201=0;1;Expenses.L$2:L$201))+SUMPRODUCT((Expenses.H$2:H$201=[.A11])*(Expenses.B$2:B$201)*(Expenses.I$2:I$201)/IF(Expenses.L$2:L$201=0;1;Expenses.L$2:L$201))+SUMPRODUCT((Expenses.J$2:J$201=[.A11])*(Expenses.B$2:B$201)*(Expenses.K$2:K$201)/IF(Expenses.L$2:L$201=0;1;Expenses.L$2:L$201)))" office:value-type="float" office:value="0">
            <text:p/>
          </table:table-cell>
          <table:table-cell table:formula="of:=IF(LEN([.A11])=0;0;[.B11]-[.C11])" office:value-type="float" office:value="0">
            <text:p/>
          </table:table-cell>
        </table:table-row>
        <table:table-row>
          <table:table-cell table:formula="of:=People.A12" office:value-type="string" office:string-value="">
            <text:p/>
          </table:table-cell>
          <table:table-cell table:formula="of:=IF(LEN([.A12])=0;0;SUMIF(Expenses.C$2:C$201;[.A12];Expenses.B$2:B$201))" office:value-type="float" office:value="0">
            <text:p/>
          </table:table-cell>
          <table:table-cell table:formula="of:=IF(LEN([.A12])=0;0;SUMPRODUCT((Expenses.D$2:D$201=[.A12])*(Expenses.B$2:B$201)*(Expenses.E$2:E$201)/IF(Expenses.L$2:L$201=0;1;Expenses.L$2:L$201))+SUMPRODUCT((Expenses.F$2:F$201=[.A12])*(Expenses.B$2:B$201)*(Expenses.G$2:G$201)/IF(Expenses.L$2:L$201=0;1;Expenses.L$2:L$201))+SUMPRODUCT((Expenses.H$2:H$201=[.A12])*(Expenses.B$2:B$201)*(Expenses.I$2:I$201)/IF(Expenses.L$2:L$201=0;1;Expenses.L$2:L$201))+SUMPRODUCT((Expenses.J$2:J$201=[.A12])*(Expenses.B$2:B$201)*(Expenses.K$2:K$201)/IF(Expenses.L$2:L$201=0;1;Expenses.L$2:L$201)))" office:value-type="float" office:value="0">
            <text:p/>
          </table:table-cell>
          <table:table-cell table:formula="of:=IF(LEN([.A12])=0;0;[.B12]-[.C12])" office:value-type="float" office:value="0">
            <text:p/>
          </table:table-cell>
        </table:table-row>
        <table:table-row>
          <table:table-cell table:formula="of:=People.A13" office:value-type="string" office:string-value="">
            <text:p/>
          </table:table-cell>
          <table:table-cell table:formula="of:=IF(LEN([.A13])=0;0;SUMIF(Expenses.C$2:C$201;[.A13];Expenses.B$2:B$201))" office:value-type="float" office:value="0">
            <text:p/>
          </table:table-cell>
          <table:table-cell table:formula="of:=IF(LEN([.A13])=0;0;SUMPRODUCT((Expenses.D$2:D$201=[.A13])*(Expenses.B$2:B$201)*(Expenses.E$2:E$201)/IF(Expenses.L$2:L$201=0;1;Expenses.L$2:L$201))+SUMPRODUCT((Expenses.F$2:F$201=[.A13])*(Expenses.B$2:B$201)*(Expenses.G$2:G$201)/IF(Expenses.L$2:L$201=0;1;Expenses.L$2:L$201))+SUMPRODUCT((Expenses.H$2:H$201=[.A13])*(Expenses.B$2:B$201)*(Expenses.I$2:I$201)/IF(Expenses.L$2:L$201=0;1;Expenses.L$2:L$201))+SUMPRODUCT((Expenses.J$2:J$201=[.A13])*(Expenses.B$2:B$201)*(Expenses.K$2:K$201)/IF(Expenses.L$2:L$201=0;1;Expenses.L$2:L$201)))" office:value-type="float" office:value="0">
            <text:p/>
          </table:table-cell>
          <table:table-cell table:formula="of:=IF(LEN([.A13])=0;0;[.B13]-[.C13])" office:value-type="float" office:value="0">
            <text:p/>
          </table:table-cell>
        </table:table-row>
        <table:table-row>
          <table:table-cell table:formula="of:=People.A14" office:value-type="string" office:string-value="">
            <text:p/>
          </table:table-cell>
          <table:table-cell table:formula="of:=IF(LEN([.A14])=0;0;SUMIF(Expenses.C$2:C$201;[.A14];Expenses.B$2:B$201))" office:value-type="float" office:value="0">
            <text:p/>
          </table:table-cell>
          <table:table-cell table:formula="of:=IF(LEN([.A14])=0;0;SUMPRODUCT((Expenses.D$2:D$201=[.A14])*(Expenses.B$2:B$201)*(Expenses.E$2:E$201)/IF(Expenses.L$2:L$201=0;1;Expenses.L$2:L$201))+SUMPRODUCT((Expenses.F$2:F$201=[.A14])*(Expenses.B$2:B$201)*(Expenses.G$2:G$201)/IF(Expenses.L$2:L$201=0;1;Expenses.L$2:L$201))+SUMPRODUCT((Expenses.H$2:H$201=[.A14])*(Expenses.B$2:B$201)*(Expenses.I$2:I$201)/IF(Expenses.L$2:L$201=0;1;Expenses.L$2:L$201))+SUMPRODUCT((Expenses.J$2:J$201=[.A14])*(Expenses.B$2:B$201)*(Expenses.K$2:K$201)/IF(Expenses.L$2:L$201=0;1;Expenses.L$2:L$201)))" office:value-type="float" office:value="0">
            <text:p/>
          </table:table-cell>
          <table:table-cell table:formula="of:=IF(LEN([.A14])=0;0;[.B14]-[.C14])" office:value-type="float" office:value="0">
            <text:p/>
          </table:table-cell>
        </table:table-row>
        <table:table-row>
          <table:table-cell table:formula="of:=People.A15" office:value-type="string" office:string-value="">
            <text:p/>
          </table:table-cell>
          <table:table-cell table:formula="of:=IF(LEN([.A15])=0;0;SUMIF(Expenses.C$2:C$201;[.A15];Expenses.B$2:B$201))" office:value-type="float" office:value="0">
            <text:p/>
          </table:table-cell>
          <table:table-cell table:formula="of:=IF(LEN([.A15])=0;0;SUMPRODUCT((Expenses.D$2:D$201=[.A15])*(Expenses.B$2:B$201)*(Expenses.E$2:E$201)/IF(Expenses.L$2:L$201=0;1;Expenses.L$2:L$201))+SUMPRODUCT((Expenses.F$2:F$201=[.A15])*(Expenses.B$2:B$201)*(Expenses.G$2:G$201)/IF(Expenses.L$2:L$201=0;1;Expenses.L$2:L$201))+SUMPRODUCT((Expenses.H$2:H$201=[.A15])*(Expenses.B$2:B$201)*(Expenses.I$2:I$201)/IF(Expenses.L$2:L$201=0;1;Expenses.L$2:L$201))+SUMPRODUCT((Expenses.J$2:J$201=[.A15])*(Expenses.B$2:B$201)*(Expenses.K$2:K$201)/IF(Expenses.L$2:L$201=0;1;Expenses.L$2:L$201)))" office:value-type="float" office:value="0">
            <text:p/>
          </table:table-cell>
          <table:table-cell table:formula="of:=IF(LEN([.A15])=0;0;[.B15]-[.C15])" office:value-type="float" office:value="0">
            <text:p/>
          </table:table-cell>
        </table:table-row>
        <table:table-row>
          <table:table-cell table:formula="of:=People.A16" office:value-type="string" office:string-value="">
            <text:p/>
          </table:table-cell>
          <table:table-cell table:formula="of:=IF(LEN([.A16])=0;0;SUMIF(Expenses.C$2:C$201;[.A16];Expenses.B$2:B$201))" office:value-type="float" office:value="0">
            <text:p/>
          </table:table-cell>
          <table:table-cell table:formula="of:=IF(LEN([.A16])=0;0;SUMPRODUCT((Expenses.D$2:D$201=[.A16])*(Expenses.B$2:B$201)*(Expenses.E$2:E$201)/IF(Expenses.L$2:L$201=0;1;Expenses.L$2:L$201))+SUMPRODUCT((Expenses.F$2:F$201=[.A16])*(Expenses.B$2:B$201)*(Expenses.G$2:G$201)/IF(Expenses.L$2:L$201=0;1;Expenses.L$2:L$201))+SUMPRODUCT((Expenses.H$2:H$201=[.A16])*(Expenses.B$2:B$201)*(Expenses.I$2:I$201)/IF(Expenses.L$2:L$201=0;1;Expenses.L$2:L$201))+SUMPRODUCT((Expenses.J$2:J$201=[.A16])*(Expenses.B$2:B$201)*(Expenses.K$2:K$201)/IF(Expenses.L$2:L$201=0;1;Expenses.L$2:L$201)))" office:value-type="float" office:value="0">
            <text:p/>
          </table:table-cell>
          <table:table-cell table:formula="of:=IF(LEN([.A16])=0;0;[.B16]-[.C16])" office:value-type="float" office:value="0">
            <text:p/>
          </table:table-cell>
        </table:table-row>
        <table:table-row>
          <table:table-cell table:formula="of:=People.A17" office:value-type="string" office:string-value="">
            <text:p/>
          </table:table-cell>
          <table:table-cell table:formula="of:=IF(LEN([.A17])=0;0;SUMIF(Expenses.C$2:C$201;[.A17];Expenses.B$2:B$201))" office:value-type="float" office:value="0">
            <text:p/>
          </table:table-cell>
          <table:table-cell table:formula="of:=IF(LEN([.A17])=0;0;SUMPRODUCT((Expenses.D$2:D$201=[.A17])*(Expenses.B$2:B$201)*(Expenses.E$2:E$201)/IF(Expenses.L$2:L$201=0;1;Expenses.L$2:L$201))+SUMPRODUCT((Expenses.F$2:F$201=[.A17])*(Expenses.B$2:B$201)*(Expenses.G$2:G$201)/IF(Expenses.L$2:L$201=0;1;Expenses.L$2:L$201))+SUMPRODUCT((Expenses.H$2:H$201=[.A17])*(Expenses.B$2:B$201)*(Expenses.I$2:I$201)/IF(Expenses.L$2:L$201=0;1;Expenses.L$2:L$201))+SUMPRODUCT((Expenses.J$2:J$201=[.A17])*(Expenses.B$2:B$201)*(Expenses.K$2:K$201)/IF(Expenses.L$2:L$201=0;1;Expenses.L$2:L$201)))" office:value-type="float" office:value="0">
            <text:p/>
          </table:table-cell>
          <table:table-cell table:formula="of:=IF(LEN([.A17])=0;0;[.B17]-[.C17])" office:value-type="float" office:value="0">
            <text:p/>
          </table:table-cell>
        </table:table-row>
        <table:table-row>
          <table:table-cell table:formula="of:=People.A18" office:value-type="string" office:string-value="">
            <text:p/>
          </table:table-cell>
          <table:table-cell table:formula="of:=IF(LEN([.A18])=0;0;SUMIF(Expenses.C$2:C$201;[.A18];Expenses.B$2:B$201))" office:value-type="float" office:value="0">
            <text:p/>
          </table:table-cell>
          <table:table-cell table:formula="of:=IF(LEN([.A18])=0;0;SUMPRODUCT((Expenses.D$2:D$201=[.A18])*(Expenses.B$2:B$201)*(Expenses.E$2:E$201)/IF(Expenses.L$2:L$201=0;1;Expenses.L$2:L$201))+SUMPRODUCT((Expenses.F$2:F$201=[.A18])*(Expenses.B$2:B$201)*(Expenses.G$2:G$201)/IF(Expenses.L$2:L$201=0;1;Expenses.L$2:L$201))+SUMPRODUCT((Expenses.H$2:H$201=[.A18])*(Expenses.B$2:B$201)*(Expenses.I$2:I$201)/IF(Expenses.L$2:L$201=0;1;Expenses.L$2:L$201))+SUMPRODUCT((Expenses.J$2:J$201=[.A18])*(Expenses.B$2:B$201)*(Expenses.K$2:K$201)/IF(Expenses.L$2:L$201=0;1;Expenses.L$2:L$201)))" office:value-type="float" office:value="0">
            <text:p/>
          </table:table-cell>
          <table:table-cell table:formula="of:=IF(LEN([.A18])=0;0;[.B18]-[.C18])" office:value-type="float" office:value="0">
            <text:p/>
          </table:table-cell>
        </table:table-row>
        <table:table-row>
          <table:table-cell table:formula="of:=People.A19" office:value-type="string" office:string-value="">
            <text:p/>
          </table:table-cell>
          <table:table-cell table:formula="of:=IF(LEN([.A19])=0;0;SUMIF(Expenses.C$2:C$201;[.A19];Expenses.B$2:B$201))" office:value-type="float" office:value="0">
            <text:p/>
          </table:table-cell>
          <table:table-cell table:formula="of:=IF(LEN([.A19])=0;0;SUMPRODUCT((Expenses.D$2:D$201=[.A19])*(Expenses.B$2:B$201)*(Expenses.E$2:E$201)/IF(Expenses.L$2:L$201=0;1;Expenses.L$2:L$201))+SUMPRODUCT((Expenses.F$2:F$201=[.A19])*(Expenses.B$2:B$201)*(Expenses.G$2:G$201)/IF(Expenses.L$2:L$201=0;1;Expenses.L$2:L$201))+SUMPRODUCT((Expenses.H$2:H$201=[.A19])*(Expenses.B$2:B$201)*(Expenses.I$2:I$201)/IF(Expenses.L$2:L$201=0;1;Expenses.L$2:L$201))+SUMPRODUCT((Expenses.J$2:J$201=[.A19])*(Expenses.B$2:B$201)*(Expenses.K$2:K$201)/IF(Expenses.L$2:L$201=0;1;Expenses.L$2:L$201)))" office:value-type="float" office:value="0">
            <text:p/>
          </table:table-cell>
          <table:table-cell table:formula="of:=IF(LEN([.A19])=0;0;[.B19]-[.C19])" office:value-type="float" office:value="0">
            <text:p/>
          </table:table-cell>
        </table:table-row>
        <table:table-row>
          <table:table-cell table:formula="of:=People.A20" office:value-type="string" office:string-value="">
            <text:p/>
          </table:table-cell>
          <table:table-cell table:formula="of:=IF(LEN([.A20])=0;0;SUMIF(Expenses.C$2:C$201;[.A20];Expenses.B$2:B$201))" office:value-type="float" office:value="0">
            <text:p/>
          </table:table-cell>
          <table:table-cell table:formula="of:=IF(LEN([.A20])=0;0;SUMPRODUCT((Expenses.D$2:D$201=[.A20])*(Expenses.B$2:B$201)*(Expenses.E$2:E$201)/IF(Expenses.L$2:L$201=0;1;Expenses.L$2:L$201))+SUMPRODUCT((Expenses.F$2:F$201=[.A20])*(Expenses.B$2:B$201)*(Expenses.G$2:G$201)/IF(Expenses.L$2:L$201=0;1;Expenses.L$2:L$201))+SUMPRODUCT((Expenses.H$2:H$201=[.A20])*(Expenses.B$2:B$201)*(Expenses.I$2:I$201)/IF(Expenses.L$2:L$201=0;1;Expenses.L$2:L$201))+SUMPRODUCT((Expenses.J$2:J$201=[.A20])*(Expenses.B$2:B$201)*(Expenses.K$2:K$201)/IF(Expenses.L$2:L$201=0;1;Expenses.L$2:L$201)))" office:value-type="float" office:value="0">
            <text:p/>
          </table:table-cell>
          <table:table-cell table:formula="of:=IF(LEN([.A20])=0;0;[.B20]-[.C20])" office:value-type="float" office:value="0">
            <text:p/>
          </table:table-cell>
        </table:table-row>
        <table:table-row>
          <table:table-cell table:formula="of:=People.A21" office:value-type="string" office:string-value="">
            <text:p/>
          </table:table-cell>
          <table:table-cell table:formula="of:=IF(LEN([.A21])=0;0;SUMIF(Expenses.C$2:C$201;[.A21];Expenses.B$2:B$201))" office:value-type="float" office:value="0">
            <text:p/>
          </table:table-cell>
          <table:table-cell table:formula="of:=IF(LEN([.A21])=0;0;SUMPRODUCT((Expenses.D$2:D$201=[.A21])*(Expenses.B$2:B$201)*(Expenses.E$2:E$201)/IF(Expenses.L$2:L$201=0;1;Expenses.L$2:L$201))+SUMPRODUCT((Expenses.F$2:F$201=[.A21])*(Expenses.B$2:B$201)*(Expenses.G$2:G$201)/IF(Expenses.L$2:L$201=0;1;Expenses.L$2:L$201))+SUMPRODUCT((Expenses.H$2:H$201=[.A21])*(Expenses.B$2:B$201)*(Expenses.I$2:I$201)/IF(Expenses.L$2:L$201=0;1;Expenses.L$2:L$201))+SUMPRODUCT((Expenses.J$2:J$201=[.A21])*(Expenses.B$2:B$201)*(Expenses.K$2:K$201)/IF(Expenses.L$2:L$201=0;1;Expenses.L$2:L$201)))" office:value-type="float" office:value="0">
            <text:p/>
          </table:table-cell>
          <table:table-cell table:formula="of:=IF(LEN([.A21])=0;0;[.B21]-[.C21])" office:value-type="float" office:value="0">
            <text:p/>
          </table:table-cell>
        </table:table-row>
      </table:table>
      <table:table table:name="Transfers">
        <table:table-row>
          <table:table-cell office:value-type="string">
            <text:p>Debtor</text:p>
          </table:table-cell>
          <table:table-cell office:value-type="string">
            <text:p>Owes</text:p>
          </table:table-cell>
          <table:table-cell office:value-type="string">
            <text:p>Creditor</text:p>
          </table:table-cell>
          <table:table-cell office:value-type="string">
            <text:p>Gets</text:p>
          </table:table-cell>
          <table:table-cell office:value-type="string">
            <text:p>Suggested transfer</text:p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2]=&quot;&quot;;[.C2]=&quot;&quot;);0;MIN([.B2];[.D2]*[.B2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3]=&quot;&quot;;[.C3]=&quot;&quot;);0;MIN([.B3];[.D3]*[.B3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4]=&quot;&quot;;[.C4]=&quot;&quot;);0;MIN([.B4];[.D4]*[.B4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5]=&quot;&quot;;[.C5]=&quot;&quot;);0;MIN([.B5];[.D5]*[.B5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6]=&quot;&quot;;[.C6]=&quot;&quot;);0;MIN([.B6];[.D6]*[.B6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7]=&quot;&quot;;[.C7]=&quot;&quot;);0;MIN([.B7];[.D7]*[.B7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8]=&quot;&quot;;[.C8]=&quot;&quot;);0;MIN([.B8];[.D8]*[.B8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9]=&quot;&quot;;[.C9]=&quot;&quot;);0;MIN([.B9];[.D9]*[.B9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0]=&quot;&quot;;[.C10]=&quot;&quot;);0;MIN([.B10];[.D10]*[.B10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1]=&quot;&quot;;[.C11]=&quot;&quot;);0;MIN([.B11];[.D11]*[.B11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2]=&quot;&quot;;[.C12]=&quot;&quot;);0;MIN([.B12];[.D12]*[.B12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3]=&quot;&quot;;[.C13]=&quot;&quot;);0;MIN([.B13];[.D13]*[.B13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4]=&quot;&quot;;[.C14]=&quot;&quot;);0;MIN([.B14];[.D14]*[.B14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5]=&quot;&quot;;[.C15]=&quot;&quot;);0;MIN([.B15];[.D15]*[.B15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6]=&quot;&quot;;[.C16]=&quot;&quot;);0;MIN([.B16];[.D16]*[.B16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7]=&quot;&quot;;[.C17]=&quot;&quot;);0;MIN([.B17];[.D17]*[.B17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8]=&quot;&quot;;[.C18]=&quot;&quot;);0;MIN([.B18];[.D18]*[.B18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19]=&quot;&quot;;[.C19]=&quot;&quot;);0;MIN([.B19];[.D19]*[.B19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20]=&quot;&quot;;[.C20]=&quot;&quot;);0;MIN([.B20];[.D20]*[.B20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table:formula="of:=IFERROR(INDEX(Balances.$A$2:$A$21;MATCH(LARGE(IF(Balances.$D$2:$D$21&lt;0;-Balances.$D$2:$D$21);ROW()-1);IF(Balances.$D$2:$D$21&lt;0;-Balances.$D$2:$D$21);0));&quot;&quot;)" office:value-type="string" office:string-value="">
            <text:p/>
          </table:table-cell>
          <table:table-cell table:formula="of:=IFERROR(LARGE(IF(Balances.$D$2:$D$21&lt;0;-Balances.$D$2:$D$21);ROW()-1);0)" office:value-type="float" office:value="0">
            <text:p/>
          </table:table-cell>
          <table:table-cell table:formula="of:=IFERROR(INDEX(Balances.$A$2:$A$21;MATCH(LARGE(IF(Balances.$D$2:$D$21&gt;0;Balances.$D$2:$D$21);ROW()-1);IF(Balances.$D$2:$D$21&gt;0;Balances.$D$2:$D$21);0));&quot;&quot;)" office:value-type="string" office:string-value="">
            <text:p/>
          </table:table-cell>
          <table:table-cell table:formula="of:=IFERROR(LARGE(IF(Balances.$D$2:$D$21&gt;0;Balances.$D$2:$D$21);ROW()-1);0)" office:value-type="float" office:value="0">
            <text:p/>
          </table:table-cell>
          <table:table-cell table:formula="of:=IF(OR([.A21]=&quot;&quot;;[.C21]=&quot;&quot;);0;MIN([.B21];[.D21]*[.B21]/IF(SUMIF(Balances.D$2:D$21;&quot;&gt;0&quot;;Balances.D$2:D$21)=0;1;SUMIF(Balances.D$2:D$21;&quot;&gt;0&quot;;Balances.D$2:D$21))))" office:value-type="float" office:value="0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tal credit</text:p>
          </table:table-cell>
          <table:table-cell table:formula="of:=SUMIF(Balances.D$2:D$21;&quot;&gt;0&quot;;Balances.D$2:D$21)"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3">
  <office:styles>
    <style:default-style style:family="table-cell">
      <style:table-cell-properties fo:padding="0.05in"/>
    </style:default-style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3">
  <office:meta>
    <meta:generator>OpenClaw / Gary</meta:generator>
    <dc:title>dosh spreadsheet prototype</dc:title>
  </office:meta>
</office:document-meta>
</file>